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57823ABA005E4C95027.jpg" manifest:media-type="image/jpeg"/>
  <manifest:file-entry manifest:full-path="Pictures/10000000000003E8000005785DE3D8A3BBB33C18.jpg" manifest:media-type="image/jpeg"/>
  <manifest:file-entry manifest:full-path="Pictures/10000000000003E800000578B7976E19278A266E.jpg" manifest:media-type="image/jpeg"/>
  <manifest:file-entry manifest:full-path="Pictures/10000000000003E800000578BDFF4A6D4E856EA7.jpg" manifest:media-type="image/jpeg"/>
  <manifest:file-entry manifest:full-path="Pictures/10000000000003E8000005782527C7FA2FDE44A3.jpg" manifest:media-type="image/jpeg"/>
  <manifest:file-entry manifest:full-path="Pictures/10000000000003E800000578888843BF9628C544.jpg" manifest:media-type="image/jpeg"/>
  <manifest:file-entry manifest:full-path="Pictures/10000000000003E8000005782128284A3E3AF7E2.jpg" manifest:media-type="image/jpeg"/>
  <manifest:file-entry manifest:full-path="Pictures/10000000000003E800000578524BDE088B94EE19.jpg" manifest:media-type="image/jpeg"/>
  <manifest:file-entry manifest:full-path="Pictures/10000000000003E800000578B6B62CCB7B63DDB8.jpg" manifest:media-type="image/jpeg"/>
  <manifest:file-entry manifest:full-path="Pictures/10000000000003E800000578CD48724BB8A528B2.jpg" manifest:media-type="image/jpeg"/>
  <manifest:file-entry manifest:full-path="Pictures/10000000000003E80000057889A66558FABB7ED5.jpg" manifest:media-type="image/jpeg"/>
  <manifest:file-entry manifest:full-path="Pictures/10000000000003E800000578E79FE273B2FEF923.jpg" manifest:media-type="image/jpeg"/>
  <manifest:file-entry manifest:full-path="Pictures/10000000000003E8000005785CE815B5BAE3E840.jpg" manifest:media-type="image/jpeg"/>
  <manifest:file-entry manifest:full-path="Pictures/10000000000003E8000005781C5F13D9BB1EE1EE.jpg" manifest:media-type="image/jpeg"/>
  <manifest:file-entry manifest:full-path="Pictures/10000000000003E800000578C8B3696DCF5FE2E9.jpg" manifest:media-type="image/jpeg"/>
  <manifest:file-entry manifest:full-path="Pictures/10000000000003E800000578A5FEA34BB7994001.jpg" manifest:media-type="image/jpeg"/>
  <manifest:file-entry manifest:full-path="Pictures/10000000000003E800000578DA015CBC407B3B21.jpg" manifest:media-type="image/jpeg"/>
  <manifest:file-entry manifest:full-path="Pictures/10000000000003E80000057864C3FE007714F4F0.jpg" manifest:media-type="image/jpeg"/>
  <manifest:file-entry manifest:full-path="Pictures/10000000000003E800000578305E827237A35612.jpg" manifest:media-type="image/jpeg"/>
  <manifest:file-entry manifest:full-path="Pictures/10000000000003E8000005785B59A13DB85807B5.jpg" manifest:media-type="image/jpeg"/>
  <manifest:file-entry manifest:full-path="Pictures/10000000000003E8000005788BBD6F2F843922F6.jpg" manifest:media-type="image/jpeg"/>
  <manifest:file-entry manifest:full-path="Pictures/10000000000003E800000578CDA23F0F2E628DDA.jpg" manifest:media-type="image/jpeg"/>
  <manifest:file-entry manifest:full-path="Pictures/10000000000003E80000057899B83458F180D369.jpg" manifest:media-type="image/jpeg"/>
  <manifest:file-entry manifest:full-path="Pictures/10000000000003E8000005789217716893796455.jpg" manifest:media-type="image/jpeg"/>
  <manifest:file-entry manifest:full-path="Pictures/10000000000003E800000578230376D223997EE8.jpg" manifest:media-type="image/jpeg"/>
  <manifest:file-entry manifest:full-path="Pictures/10000000000003E8000005785404B4BB3DDAE0F2.jpg" manifest:media-type="image/jpeg"/>
  <manifest:file-entry manifest:full-path="Pictures/10000000000003E80000057814C9009AADD2AC2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349cm" svg:height="8.889cm" svg:x="1.151cm" svg:y="1.111cm">
          <draw:image xlink:href="Pictures/10000000000003E8000005785DE3D8A3BBB33C1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.055cm">
          <draw:image xlink:href="Pictures/10000000000003E800000578B7976E19278A266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.111cm">
          <draw:image xlink:href="Pictures/10000000000003E800000578BDFF4A6D4E856EA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151cm" svg:y="10.1cm">
          <draw:image xlink:href="Pictures/10000000000003E800000578E79FE273B2FEF923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10cm">
          <draw:image xlink:href="Pictures/10000000000003E800000578B6B62CCB7B63DDB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10cm">
          <draw:image xlink:href="Pictures/10000000000003E8000005782128284A3E3AF7E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9.111cm">
          <draw:image xlink:href="Pictures/10000000000003E800000578524BDE088B94EE1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cm" svg:y="19.111cm">
          <draw:image xlink:href="Pictures/10000000000003E800000578CDA23F0F2E628DDA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19.011cm">
          <draw:image xlink:href="Pictures/10000000000003E800000578888843BF9628C544.jpg" xlink:type="simple" xlink:show="embed" xlink:actuate="onLoad" loext:mime-type="image/jpe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349cm" svg:height="8.889cm" svg:x="1.051cm" svg:y="1.111cm">
          <draw:image xlink:href="Pictures/10000000000003E800000578B6B62CCB7B63DDB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cm">
          <draw:image xlink:href="Pictures/10000000000003E800000578DA015CBC407B3B2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0.911cm">
          <draw:image xlink:href="Pictures/10000000000003E80000057889A66558FABB7ED5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0.1cm">
          <draw:image xlink:href="Pictures/10000000000003E800000578E79FE273B2FEF923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0.1cm">
          <draw:image xlink:href="Pictures/10000000000003E8000005785CE815B5BAE3E84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8cm" svg:y="10.1cm">
          <draw:image xlink:href="Pictures/10000000000003E8000005788BBD6F2F843922F6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9.2cm">
          <draw:image xlink:href="Pictures/10000000000003E800000578CD48724BB8A528B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9.111cm">
          <draw:image xlink:href="Pictures/10000000000003E8000005781C5F13D9BB1EE1EE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27cm" svg:y="19.011cm">
          <draw:image xlink:href="Pictures/10000000000003E8000005782527C7FA2FDE44A3.jpg" xlink:type="simple" xlink:show="embed" xlink:actuate="onLoad" loext:mime-type="image/jpe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6.349cm" svg:height="8.889cm" svg:x="1cm" svg:y="1.111cm">
          <draw:image xlink:href="Pictures/10000000000003E800000578C8B3696DCF5FE2E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cm" svg:y="1.111cm">
          <draw:image xlink:href="Pictures/10000000000003E800000578A5FEA34BB799400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1cm">
          <draw:image xlink:href="Pictures/10000000000003E800000578DA015CBC407B3B21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.051cm" svg:y="10.1cm">
          <draw:image xlink:href="Pictures/10000000000003E80000057864C3FE007714F4F0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251cm" svg:y="10.011cm">
          <draw:image xlink:href="Pictures/10000000000003E800000578305E827237A3561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6cm" svg:y="9.911cm">
          <draw:image xlink:href="Pictures/10000000000003E800000578CDA23F0F2E628DDA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cm" svg:y="19.2cm">
          <draw:image xlink:href="Pictures/10000000000003E8000005785B59A13DB85807B5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451cm" svg:y="19.111cm">
          <draw:image xlink:href="Pictures/10000000000003E8000005788BBD6F2F843922F6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9cm" svg:y="19.111cm">
          <draw:image xlink:href="Pictures/10000000000003E800000578BDFF4A6D4E856EA7.jpg" xlink:type="simple" xlink:show="embed" xlink:actuate="onLoad" loext:mime-type="image/jpe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6.349cm" svg:height="8.889cm" svg:x="1.051cm" svg:y="1.111cm">
          <draw:image xlink:href="Pictures/10000000000003E800000578CDA23F0F2E628DDA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5cm" svg:y="1.111cm">
          <draw:image xlink:href="Pictures/10000000000003E8000005789217716893796455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9cm" svg:y="1cm">
          <draw:image xlink:href="Pictures/10000000000003E800000578230376D223997EE8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851cm" svg:y="10.1cm">
          <draw:image xlink:href="Pictures/10000000000003E80000057823ABA005E4C95027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7.351cm" svg:y="10.011cm">
          <draw:image xlink:href="Pictures/10000000000003E8000005785404B4BB3DDAE0F2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13.7cm" svg:y="10.011cm">
          <draw:image xlink:href="Pictures/10000000000003E80000057899B83458F180D369.jpg" xlink:type="simple" xlink:show="embed" xlink:actuate="onLoad" loext:mime-type="image/jpeg">
            <text:p/>
          </draw:image>
        </draw:frame>
        <draw:frame draw:style-name="gr1" draw:text-style-name="P1" draw:layer="layout" svg:width="6.349cm" svg:height="8.889cm" svg:x="0.951cm" svg:y="19.311cm">
          <draw:image xlink:href="Pictures/10000000000003E80000057814C9009AADD2AC2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28T22:48:38.050000000</meta:creation-date>
    <dc:date>2022-12-28T22:53:47.527000000</dc:date>
    <meta:editing-duration>PT5M10S</meta:editing-duration>
    <meta:editing-cycles>1</meta:editing-cycles>
    <meta:document-statistic meta:object-count="34"/>
    <meta:generator>LibreOffice/6.2.6.2$Windows_X86_64 LibreOffice_project/684e730861356e74889dfe6dbddd3562aae2e6ad</meta:generator>
  </office:meta>
</office:document-meta>
</file>